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fc2f" officeooo:paragraph-rsid="0014fc2f"/>
    </style:style>
    <style:style style:name="P2" style:family="paragraph" style:parent-style-name="Standard">
      <style:text-properties style:font-name="Arial" officeooo:rsid="0014fc2f" officeooo:paragraph-rsid="003fa263"/>
    </style:style>
    <style:style style:name="P3" style:family="paragraph" style:parent-style-name="Standard">
      <style:text-properties style:font-name="Arial" officeooo:rsid="001556ba" officeooo:paragraph-rsid="001556ba"/>
    </style:style>
    <style:style style:name="P4" style:family="paragraph" style:parent-style-name="Standard">
      <style:text-properties style:font-name="Arial" officeooo:rsid="0016537b" officeooo:paragraph-rsid="0016537b"/>
    </style:style>
    <style:style style:name="P5" style:family="paragraph" style:parent-style-name="Standard">
      <style:text-properties style:font-name="Arial" officeooo:rsid="0016537b" officeooo:paragraph-rsid="001d7d38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fc2f" officeooo:paragraph-rsid="0014fc2f" style:font-weight-asian="bold" style:font-weight-complex="bold"/>
    </style:style>
    <style:style style:name="P7" style:family="paragraph" style:parent-style-name="Standard">
      <style:text-properties style:font-name="Arial" fo:font-weight="bold" officeooo:rsid="0014fc2f" officeooo:paragraph-rsid="0014fc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263378" officeooo:paragraph-rsid="00263378" style:font-weight-asian="bold" style:font-weight-complex="bold"/>
    </style:style>
    <style:style style:name="P9" style:family="paragraph" style:parent-style-name="Standard">
      <style:text-properties style:font-name="Arial" fo:font-weight="bold" officeooo:rsid="0026b44f" officeooo:paragraph-rsid="0026b44f" style:font-weight-asian="bold" style:font-weight-complex="bold"/>
    </style:style>
    <style:style style:name="P10" style:family="paragraph" style:parent-style-name="Standard">
      <style:text-properties style:font-name="Arial" fo:font-weight="bold" officeooo:rsid="00289197" officeooo:paragraph-rsid="00289197" style:font-weight-asian="bold" style:font-weight-complex="bold"/>
    </style:style>
    <style:style style:name="P11" style:family="paragraph" style:parent-style-name="Standard">
      <style:text-properties style:font-name="Arial" fo:font-weight="bold" officeooo:rsid="002931c5" officeooo:paragraph-rsid="002931c5" style:font-weight-asian="bold" style:font-weight-complex="bold"/>
    </style:style>
    <style:style style:name="P12" style:family="paragraph" style:parent-style-name="Standard">
      <style:text-properties style:font-name="Arial" fo:font-weight="bold" officeooo:rsid="00190aef" officeooo:paragraph-rsid="00190aef" style:font-weight-asian="bold" style:font-weight-complex="bold"/>
    </style:style>
    <style:style style:name="P13" style:family="paragraph" style:parent-style-name="Standard">
      <style:text-properties style:font-name="Arial" fo:font-weight="bold" officeooo:rsid="004e5b64" officeooo:paragraph-rsid="004e5b64" style:font-weight-asian="bold" style:font-weight-complex="bold"/>
    </style:style>
    <style:style style:name="P14" style:family="paragraph" style:parent-style-name="Standard">
      <style:text-properties style:font-name="Arial" fo:font-weight="bold" officeooo:rsid="005299e3" officeooo:paragraph-rsid="005299e3" fo:background-color="transparent" style:font-weight-asian="bold" style:font-weight-complex="bold"/>
    </style:style>
    <style:style style:name="P15" style:family="paragraph" style:parent-style-name="Standard">
      <style:text-properties style:font-name="Arial" fo:font-weight="bold" officeooo:rsid="005299e3" officeooo:paragraph-rsid="005299e3" fo:background-color="#ffff00" style:font-weight-asian="bold" style:font-weight-complex="bold"/>
    </style:style>
    <style:style style:name="P16" style:family="paragraph" style:parent-style-name="Standard">
      <style:text-properties style:font-name="Arial" officeooo:rsid="0018ea02" officeooo:paragraph-rsid="0018ea02"/>
    </style:style>
    <style:style style:name="P17" style:family="paragraph" style:parent-style-name="Standard">
      <style:text-properties style:font-name="Arial" officeooo:rsid="00190aef" officeooo:paragraph-rsid="00190aef"/>
    </style:style>
    <style:style style:name="P18" style:family="paragraph" style:parent-style-name="Standard">
      <style:text-properties style:font-name="Arial" fo:font-weight="normal" officeooo:rsid="001ba32e" officeooo:paragraph-rsid="001ba32e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0ef42" officeooo:paragraph-rsid="0030ef42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0ef42" officeooo:paragraph-rsid="0030669d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41fa29" officeooo:paragraph-rsid="0033ed27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5f0585" officeooo:paragraph-rsid="005f0585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643ffe" officeooo:paragraph-rsid="00643ffe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7fd35b" officeooo:paragraph-rsid="007fd35b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80d614" officeooo:paragraph-rsid="0080d614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6b0c0a" officeooo:paragraph-rsid="006b0c0a" fo:background-color="#ffff0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69d4f0" officeooo:paragraph-rsid="0069d4f0" fo:background-color="#ffff00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41fa29" officeooo:paragraph-rsid="0033ed27" fo:background-color="#ffff00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80d614" officeooo:paragraph-rsid="0080d614" fo:background-color="#ffff00" style:font-weight-asian="normal" style:font-weight-complex="normal"/>
    </style:style>
    <style:style style:name="P30" style:family="paragraph" style:parent-style-name="Standard">
      <style:text-properties style:font-name="Arial" officeooo:rsid="00177567" officeooo:paragraph-rsid="001d7d38"/>
    </style:style>
    <style:style style:name="P31" style:family="paragraph" style:parent-style-name="Standard">
      <style:text-properties style:font-name="Arial" officeooo:rsid="001e0654" officeooo:paragraph-rsid="001e0654"/>
    </style:style>
    <style:style style:name="P32" style:family="paragraph" style:parent-style-name="Standard">
      <style:text-properties style:font-name="Arial" officeooo:rsid="001e11a2" officeooo:paragraph-rsid="001e11a2"/>
    </style:style>
    <style:style style:name="P33" style:family="paragraph" style:parent-style-name="Standard">
      <style:text-properties style:font-name="Arial" officeooo:rsid="002404d4" officeooo:paragraph-rsid="002404d4"/>
    </style:style>
    <style:style style:name="P34" style:family="paragraph" style:parent-style-name="Standard">
      <style:paragraph-properties fo:text-align="center" style:justify-single-word="false"/>
      <style:text-properties style:font-name="Arial" fo:font-size="22pt" fo:font-weight="bold" officeooo:rsid="0014fc2f" officeooo:paragraph-rsid="0014fc2f" style:font-size-asian="22pt" style:font-weight-asian="bold" style:font-size-complex="22pt" style:font-weight-complex="bold"/>
    </style:style>
    <style:style style:name="P35" style:family="paragraph" style:parent-style-name="Standard">
      <style:text-properties style:font-name="Arial" officeooo:rsid="00263378" officeooo:paragraph-rsid="0026b44f"/>
    </style:style>
    <style:style style:name="P36" style:family="paragraph" style:parent-style-name="Standard">
      <style:text-properties style:font-name="Arial" officeooo:rsid="0026b44f" officeooo:paragraph-rsid="0026b44f"/>
    </style:style>
    <style:style style:name="P37" style:family="paragraph" style:parent-style-name="Standard">
      <style:text-properties style:font-name="Arial" officeooo:rsid="00289197" officeooo:paragraph-rsid="00289197"/>
    </style:style>
    <style:style style:name="P38" style:family="paragraph" style:parent-style-name="Standard">
      <style:text-properties style:font-name="Arial" officeooo:rsid="002931c5" officeooo:paragraph-rsid="002931c5"/>
    </style:style>
    <style:style style:name="P39" style:family="paragraph" style:parent-style-name="Standard">
      <style:text-properties style:font-name="Arial" officeooo:rsid="003501e1" officeooo:paragraph-rsid="003501e1"/>
    </style:style>
    <style:style style:name="P40" style:family="paragraph" style:parent-style-name="Standard">
      <style:text-properties style:font-name="Arial" officeooo:rsid="001c13df" officeooo:paragraph-rsid="001c13df"/>
    </style:style>
    <style:style style:name="P41" style:family="paragraph" style:parent-style-name="Standard">
      <style:text-properties style:font-name="Arial" officeooo:rsid="00360b3b" officeooo:paragraph-rsid="00360b3b"/>
    </style:style>
    <style:style style:name="P42" style:family="paragraph" style:parent-style-name="Standard">
      <style:text-properties style:font-name="Arial" officeooo:rsid="0037b8c5" officeooo:paragraph-rsid="0037b8c5"/>
    </style:style>
    <style:style style:name="P43" style:family="paragraph" style:parent-style-name="Standard">
      <style:text-properties style:font-name="Arial" officeooo:rsid="003c6e3b" officeooo:paragraph-rsid="003c6e3b"/>
    </style:style>
    <style:style style:name="P44" style:family="paragraph" style:parent-style-name="Standard">
      <style:text-properties style:font-name="Arial" officeooo:rsid="003cbb82" officeooo:paragraph-rsid="003cbb82"/>
    </style:style>
    <style:style style:name="P45" style:family="paragraph" style:parent-style-name="Standard">
      <style:text-properties style:font-name="Arial" officeooo:rsid="003fa263" officeooo:paragraph-rsid="0040370a"/>
    </style:style>
    <style:style style:name="P46" style:family="paragraph" style:parent-style-name="Standard">
      <style:text-properties style:font-name="Arial" officeooo:rsid="003fa263" officeooo:paragraph-rsid="003fa263"/>
    </style:style>
    <style:style style:name="P47" style:family="paragraph" style:parent-style-name="Standard">
      <style:text-properties style:font-name="Arial" officeooo:rsid="003fa263" officeooo:paragraph-rsid="00519f0f"/>
    </style:style>
    <style:style style:name="P48" style:family="paragraph" style:parent-style-name="Standard">
      <style:text-properties style:font-name="Arial" officeooo:rsid="0032fcad" officeooo:paragraph-rsid="0032fcad"/>
    </style:style>
    <style:style style:name="P49" style:family="paragraph" style:parent-style-name="Standard">
      <style:text-properties style:font-name="Arial" officeooo:rsid="0039a532" officeooo:paragraph-rsid="0039a532"/>
    </style:style>
    <style:style style:name="P50" style:family="paragraph" style:parent-style-name="Standard">
      <style:text-properties style:font-name="Arial" officeooo:rsid="004dfbbd" officeooo:paragraph-rsid="004dfbbd"/>
    </style:style>
    <style:style style:name="P51" style:family="paragraph" style:parent-style-name="Standard">
      <style:text-properties style:font-name="Arial" officeooo:rsid="004e5b64" officeooo:paragraph-rsid="004e5b64"/>
    </style:style>
    <style:style style:name="P52" style:family="paragraph" style:parent-style-name="Standard">
      <style:text-properties style:font-name="Arial" officeooo:rsid="002ef6d0" officeooo:paragraph-rsid="002d1c83"/>
    </style:style>
    <style:style style:name="P53" style:family="paragraph" style:parent-style-name="Standard">
      <style:text-properties style:font-name="Arial" officeooo:rsid="004c1ff5" officeooo:paragraph-rsid="0033ed27"/>
    </style:style>
    <style:style style:name="P54" style:family="paragraph" style:parent-style-name="Standard">
      <style:text-properties style:font-name="Arial" officeooo:rsid="005299e3" officeooo:paragraph-rsid="005299e3"/>
    </style:style>
    <style:style style:name="P55" style:family="paragraph" style:parent-style-name="Standard">
      <style:text-properties style:font-name="Arial" officeooo:rsid="005299e3" officeooo:paragraph-rsid="005a91e1"/>
    </style:style>
    <style:style style:name="P56" style:family="paragraph" style:parent-style-name="Standard">
      <style:text-properties style:font-name="Arial" officeooo:rsid="005299e3" officeooo:paragraph-rsid="007c264b"/>
    </style:style>
    <style:style style:name="P57" style:family="paragraph" style:parent-style-name="Standard">
      <style:text-properties style:font-name="Arial" officeooo:rsid="002b9d03" officeooo:paragraph-rsid="003fa263" fo:background-color="#ffff00"/>
    </style:style>
    <style:style style:name="P58" style:family="paragraph" style:parent-style-name="Standard">
      <style:text-properties style:font-name="Arial" officeooo:rsid="002b9d03" officeooo:paragraph-rsid="00590497" fo:background-color="#ffff00"/>
    </style:style>
    <style:style style:name="P59" style:family="paragraph" style:parent-style-name="Standard">
      <style:text-properties style:font-name="Arial" officeooo:rsid="0070924f" officeooo:paragraph-rsid="0070924f" fo:background-color="#ffff00"/>
    </style:style>
    <style:style style:name="P60" style:family="paragraph" style:parent-style-name="Standard">
      <style:text-properties style:font-name="Arial" officeooo:rsid="006e9943" officeooo:paragraph-rsid="006e9943" fo:background-color="#ffff00"/>
    </style:style>
    <style:style style:name="P61" style:family="paragraph" style:parent-style-name="Standard">
      <style:text-properties style:font-name="Arial" officeooo:rsid="006a63ac" officeooo:paragraph-rsid="006a63ac" fo:background-color="#ffff00"/>
    </style:style>
    <style:style style:name="P62" style:family="paragraph" style:parent-style-name="Standard">
      <style:text-properties style:font-name="Arial" officeooo:rsid="0069d4f0" officeooo:paragraph-rsid="0069d4f0" fo:background-color="#ffff00"/>
    </style:style>
    <style:style style:name="P63" style:family="paragraph" style:parent-style-name="Standard">
      <style:text-properties style:font-name="Arial" officeooo:rsid="0018ea02" officeooo:paragraph-rsid="0018ea02" fo:background-color="#ffff00"/>
    </style:style>
    <style:style style:name="P64" style:family="paragraph" style:parent-style-name="Standard">
      <style:text-properties style:font-name="Arial" officeooo:rsid="0079f464" officeooo:paragraph-rsid="0079f464" fo:background-color="#ffff00"/>
    </style:style>
    <style:style style:name="P65" style:family="paragraph" style:parent-style-name="Standard">
      <style:text-properties style:font-name="Arial" officeooo:rsid="001556ba" officeooo:paragraph-rsid="0056b40c" fo:background-color="transparent"/>
    </style:style>
    <style:style style:name="P66" style:family="paragraph" style:parent-style-name="Standard">
      <style:text-properties style:font-name="Arial" officeooo:rsid="0056b40c" officeooo:paragraph-rsid="0056b40c" fo:background-color="transparent"/>
    </style:style>
    <style:style style:name="P67" style:family="paragraph" style:parent-style-name="Standard">
      <style:text-properties style:font-name="Arial" officeooo:rsid="0056b40c" officeooo:paragraph-rsid="00588193" fo:background-color="transparent"/>
    </style:style>
    <style:style style:name="P68" style:family="paragraph" style:parent-style-name="Standard">
      <style:text-properties style:font-name="Arial" officeooo:rsid="00588193" officeooo:paragraph-rsid="00588193" fo:background-color="transparent"/>
    </style:style>
    <style:style style:name="P69" style:family="paragraph" style:parent-style-name="Standard">
      <style:text-properties style:font-name="Arial" officeooo:rsid="002b9d03" officeooo:paragraph-rsid="003fa263"/>
    </style:style>
    <style:style style:name="P70" style:family="paragraph" style:parent-style-name="Standard">
      <style:text-properties style:font-name="Arial" officeooo:rsid="002b9d03" officeooo:paragraph-rsid="0053e5a0"/>
    </style:style>
    <style:style style:name="P71" style:family="paragraph" style:parent-style-name="Standard">
      <style:text-properties style:font-name="Arial" officeooo:rsid="002b9d03" officeooo:paragraph-rsid="00590497"/>
    </style:style>
    <style:style style:name="P72" style:family="paragraph" style:parent-style-name="Standard">
      <style:text-properties style:font-name="Arial" officeooo:rsid="002b9d03" officeooo:paragraph-rsid="007c264b"/>
    </style:style>
    <style:style style:name="P73" style:family="paragraph" style:parent-style-name="Standard">
      <style:text-properties style:font-name="Arial" officeooo:rsid="00590497" officeooo:paragraph-rsid="00590497"/>
    </style:style>
    <style:style style:name="P74" style:family="paragraph" style:parent-style-name="Standard">
      <style:text-properties style:font-name="Arial" officeooo:rsid="005a91e1" officeooo:paragraph-rsid="005a91e1"/>
    </style:style>
    <style:style style:name="P75" style:family="paragraph" style:parent-style-name="Standard">
      <style:text-properties style:font-name="Arial" officeooo:rsid="005a91e1" officeooo:paragraph-rsid="005c2792"/>
    </style:style>
    <style:style style:name="P76" style:family="paragraph" style:parent-style-name="Standard">
      <style:text-properties style:font-name="Arial" officeooo:rsid="005d2c9f" officeooo:paragraph-rsid="005d2c9f"/>
    </style:style>
    <style:style style:name="P77" style:family="paragraph" style:parent-style-name="Standard">
      <style:text-properties style:font-name="Arial" officeooo:rsid="007c264b" officeooo:paragraph-rsid="007c264b"/>
    </style:style>
    <style:style style:name="P78" style:family="paragraph" style:parent-style-name="Standard">
      <style:text-properties style:font-name="Arial" officeooo:rsid="007e263b" officeooo:paragraph-rsid="007c264b"/>
    </style:style>
    <style:style style:name="P79" style:family="paragraph" style:parent-style-name="Standard">
      <style:text-properties style:text-position="0% 100%" style:font-name="Arial" officeooo:rsid="002f8013" officeooo:paragraph-rsid="002ef6d0"/>
    </style:style>
    <style:style style:name="P80" style:family="paragraph" style:parent-style-name="Standard">
      <style:text-properties style:text-position="0% 100%" style:font-name="Arial" officeooo:rsid="002b9d03" officeooo:paragraph-rsid="007c264b" fo:background-color="#ffff00"/>
    </style:style>
    <style:style style:name="P81" style:family="paragraph" style:parent-style-name="Standard">
      <style:text-properties style:text-line-through-style="none" style:text-line-through-type="none" style:font-name="Arial" officeooo:rsid="001e0654" officeooo:paragraph-rsid="001e0654"/>
    </style:style>
    <style:style style:name="P82" style:family="paragraph" style:parent-style-name="Standard">
      <style:text-properties style:text-line-through-style="none" style:text-line-through-type="none" style:font-name="Arial" officeooo:rsid="003501e1" officeooo:paragraph-rsid="003501e1"/>
    </style:style>
    <style:style style:name="P83" style:family="paragraph" style:parent-style-name="Standard">
      <style:text-properties style:text-line-through-style="none" style:text-line-through-type="none" style:font-name="Arial" officeooo:rsid="004baff2" officeooo:paragraph-rsid="004baff2"/>
    </style:style>
    <style:style style:name="P84" style:family="paragraph" style:parent-style-name="Standard">
      <style:text-properties style:text-line-through-style="none" style:text-line-through-type="none" style:font-name="Arial" officeooo:rsid="00747bea" officeooo:paragraph-rsid="00747bea"/>
    </style:style>
    <style:style style:name="P85" style:family="paragraph" style:parent-style-name="Standard">
      <style:text-properties style:text-line-through-style="none" style:text-line-through-type="none" style:font-name="Arial" officeooo:rsid="00747bea" officeooo:paragraph-rsid="00747bea" fo:background-color="#ffff00"/>
    </style:style>
    <style:style style:name="P86" style:family="paragraph" style:parent-style-name="Standard">
      <style:text-properties officeooo:rsid="004c1ff5" officeooo:paragraph-rsid="004c1ff5"/>
    </style:style>
    <style:style style:name="P87" style:family="paragraph" style:parent-style-name="Standard">
      <style:text-properties style:font-name="Ubuntu Mono" fo:font-size="10.5pt" fo:font-weight="normal" officeooo:rsid="005f0585" officeooo:paragraph-rsid="005f0585" style:font-size-asian="10.5pt" style:font-weight-asian="normal" style:font-size-complex="10.5pt" style:font-weight-complex="normal"/>
    </style:style>
    <style:style style:name="P88" style:family="paragraph" style:parent-style-name="Standard">
      <style:text-properties style:font-name="Liberation Mono" fo:font-weight="normal" officeooo:rsid="00657b65" officeooo:paragraph-rsid="0033ed27" fo:background-color="#ffff00" style:font-weight-asian="normal" style:font-weight-complex="normal"/>
    </style:style>
    <style:style style:name="P89" style:family="paragraph" style:parent-style-name="Standard">
      <style:text-properties style:font-name="Liberation Mono" fo:font-weight="normal" officeooo:rsid="00657b65" officeooo:paragraph-rsid="00643ffe" fo:background-color="#ffff00" style:font-weight-asian="normal" style:font-weight-complex="normal"/>
    </style:style>
    <style:style style:name="P90" style:family="paragraph" style:parent-style-name="Standard">
      <style:text-properties style:font-name="Liberation Mono" fo:font-weight="normal" officeooo:rsid="0066f2ae" officeooo:paragraph-rsid="0066f2ae" fo:background-color="#ffff00" style:font-weight-asian="normal" style:font-weight-complex="normal"/>
    </style:style>
    <style:style style:name="P91" style:family="paragraph" style:parent-style-name="Standard">
      <style:text-properties style:font-name="Liberation Mono" fo:font-size="10.5pt" fo:font-weight="normal" officeooo:rsid="001ba32e" officeooo:paragraph-rsid="001ba32e" style:font-size-asian="10.5pt" style:font-weight-asian="normal" style:font-size-complex="10.5pt" style:font-weight-complex="normal"/>
    </style:style>
    <style:style style:name="P92" style:family="paragraph" style:parent-style-name="Standard">
      <style:text-properties style:font-name="Liberation Mono" fo:font-size="10.5pt" fo:font-weight="normal" officeooo:rsid="00638170" officeooo:paragraph-rsid="00638170" fo:background-color="#ffff00" style:font-size-asian="10.5pt" style:font-weight-asian="normal" style:font-size-complex="10.5pt" style:font-weight-complex="normal"/>
    </style:style>
    <style:style style:name="P93" style:family="paragraph" style:parent-style-name="Standard">
      <style:text-properties style:font-name="Liberation Mono" fo:font-size="10.5pt" fo:font-weight="normal" officeooo:rsid="005f0585" officeooo:paragraph-rsid="005f0585" fo:background-color="#ffff00" style:font-size-asian="10.5pt" style:font-weight-asian="normal" style:font-size-complex="10.5pt" style:font-weight-complex="normal"/>
    </style:style>
    <style:style style:name="P94" style:family="paragraph" style:parent-style-name="Standard">
      <style:text-properties style:font-name="Liberation Mono" fo:font-size="10.5pt" fo:font-weight="normal" officeooo:rsid="00620517" officeooo:paragraph-rsid="00620517" fo:background-color="#ffff00" style:font-size-asian="10.5pt" style:font-weight-asian="normal" style:font-size-complex="10.5pt" style:font-weight-complex="normal"/>
    </style:style>
    <style:style style:name="P95" style:family="paragraph" style:parent-style-name="Standard">
      <style:text-properties style:font-name="Liberation Mono" officeooo:rsid="006e9943" officeooo:paragraph-rsid="006e9943" fo:background-color="#ffff00"/>
    </style:style>
    <style:style style:name="P96" style:family="paragraph" style:parent-style-name="Standard">
      <style:text-properties style:font-name="Liberation Mono" officeooo:rsid="00701d0b" officeooo:paragraph-rsid="00701d0b" fo:background-color="#ffff00"/>
    </style:style>
    <style:style style:name="P97" style:family="paragraph" style:parent-style-name="Standard">
      <style:text-properties style:font-name="Liberation Mono" officeooo:rsid="0070924f" officeooo:paragraph-rsid="0070924f" fo:background-color="#ffff00"/>
    </style:style>
    <style:style style:name="P98" style:family="paragraph" style:parent-style-name="Standard">
      <style:text-properties style:font-name="Liberation Mono" officeooo:rsid="00709fb1" officeooo:paragraph-rsid="00709fb1" fo:background-color="#ffff00"/>
    </style:style>
    <style:style style:name="P99" style:family="paragraph" style:parent-style-name="Standard">
      <style:text-properties style:font-name="Liberation Mono" officeooo:rsid="00732295" officeooo:paragraph-rsid="00732295" fo:background-color="#ffff00"/>
    </style:style>
    <style:style style:name="P100" style:family="paragraph" style:parent-style-name="Standard">
      <style:text-properties style:font-name="Liberation Mono" officeooo:rsid="0037b8c5" officeooo:paragraph-rsid="0037b8c5" fo:background-color="#ffff00"/>
    </style:style>
    <style:style style:name="P101" style:family="paragraph" style:parent-style-name="Standard">
      <style:paragraph-properties fo:break-before="page"/>
      <style:text-properties style:font-name="Arial" fo:font-weight="bold" officeooo:rsid="0014fc2f" officeooo:paragraph-rsid="0014fc2f" style:font-weight-asian="bold" style:font-weight-complex="bold"/>
    </style:style>
    <style:style style:name="P102" style:family="paragraph" style:parent-style-name="Standard">
      <style:paragraph-properties fo:break-before="page"/>
      <style:text-properties style:font-name="Arial" fo:font-weight="bold" officeooo:rsid="0016537b" officeooo:paragraph-rsid="0016537b" style:font-weight-asian="bold" style:font-weight-complex="bold"/>
    </style:style>
    <style:style style:name="P103" style:family="paragraph" style:parent-style-name="Standard">
      <style:paragraph-properties fo:break-before="page"/>
      <style:text-properties style:font-name="Arial" fo:font-weight="bold" officeooo:rsid="001d6421" officeooo:paragraph-rsid="001d6421" style:font-weight-asian="bold" style:font-weight-complex="bold"/>
    </style:style>
    <style:style style:name="P104" style:family="paragraph" style:parent-style-name="Standard">
      <style:paragraph-properties fo:break-before="page"/>
      <style:text-properties style:font-name="Arial" fo:font-weight="bold" officeooo:rsid="0018ea02" officeooo:paragraph-rsid="0018ea02" style:font-weight-asian="bold" style:font-weight-complex="bold"/>
    </style:style>
    <style:style style:name="P105" style:family="paragraph" style:parent-style-name="Standard">
      <style:paragraph-properties fo:break-before="page"/>
      <style:text-properties style:font-name="Arial" fo:font-weight="bold" officeooo:rsid="001e0654" officeooo:paragraph-rsid="001e0654" style:font-weight-asian="bold" style:font-weight-complex="bold"/>
    </style:style>
    <style:style style:name="P106" style:family="paragraph" style:parent-style-name="Standard">
      <style:paragraph-properties fo:break-before="page"/>
      <style:text-properties style:font-name="Arial" fo:font-weight="bold" officeooo:rsid="00190aef" officeooo:paragraph-rsid="00190aef" style:font-weight-asian="bold" style:font-weight-complex="bold"/>
    </style:style>
    <style:style style:name="P107" style:family="paragraph" style:parent-style-name="Standard">
      <style:paragraph-properties fo:break-before="page"/>
      <style:text-properties style:font-name="Arial" officeooo:rsid="0016537b" officeooo:paragraph-rsid="001d7d38"/>
    </style:style>
    <style:style style:name="P108" style:family="paragraph" style:parent-style-name="Standard">
      <style:paragraph-properties fo:break-before="page"/>
      <style:text-properties style:font-name="Arial" officeooo:rsid="0016537b" officeooo:paragraph-rsid="0016537b"/>
    </style:style>
    <style:style style:name="P109" style:family="paragraph" style:parent-style-name="Standard">
      <style:paragraph-properties fo:break-before="page"/>
      <style:text-properties style:font-name="Arial" officeooo:rsid="001556ba" officeooo:paragraph-rsid="001556ba"/>
    </style:style>
    <style:style style:name="P110" style:family="paragraph" style:parent-style-name="Standard">
      <style:paragraph-properties fo:break-before="page"/>
      <style:text-properties style:font-name="Arial" officeooo:rsid="004e5b64" officeooo:paragraph-rsid="004e5b64"/>
    </style:style>
    <style:style style:name="P111" style:family="paragraph" style:parent-style-name="Standard">
      <style:paragraph-properties fo:break-before="page"/>
      <style:text-properties officeooo:paragraph-rsid="0033ed27"/>
    </style:style>
    <style:style style:name="P112" style:family="paragraph" style:parent-style-name="Standard">
      <style:text-properties style:font-name="Arial" officeooo:rsid="00590497" officeooo:paragraph-rsid="00590497"/>
    </style:style>
    <style:style style:name="P113" style:family="paragraph" style:parent-style-name="Standard" style:list-style-name="L1">
      <style:text-properties style:font-name="Arial" officeooo:rsid="0069d4f0" officeooo:paragraph-rsid="0069d4f0" fo:background-color="#ffff00"/>
    </style:style>
    <style:style style:name="P114" style:family="paragraph">
      <loext:graphic-properties draw:fill="solid" draw:fill-color="#ffffff" draw:opacity="0%"/>
    </style:style>
    <style:style style:name="T1" style:family="text">
      <style:text-properties officeooo:rsid="001556b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d1c83"/>
    </style:style>
    <style:style style:name="T4" style:family="text">
      <style:text-properties officeooo:rsid="0016537b"/>
    </style:style>
    <style:style style:name="T5" style:family="text">
      <style:text-properties officeooo:rsid="00177567"/>
    </style:style>
    <style:style style:name="T6" style:family="text">
      <style:text-properties officeooo:rsid="001ba32e"/>
    </style:style>
    <style:style style:name="T7" style:family="text">
      <style:text-properties officeooo:rsid="001d6421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260e65"/>
    </style:style>
    <style:style style:name="T10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c9211e" loext:opacity="100%" fo:font-size="16pt" fo:font-weight="bold" officeooo:rsid="003fa263" style:font-size-asian="16pt" style:font-weight-asian="bold" style:font-size-complex="16pt" style:font-weight-complex="bold"/>
    </style:style>
    <style:style style:name="T12" style:family="text">
      <style:text-properties officeooo:rsid="0026b44f"/>
    </style:style>
    <style:style style:name="T13" style:family="text">
      <style:text-properties officeooo:rsid="00289197"/>
    </style:style>
    <style:style style:name="T14" style:family="text">
      <style:text-properties officeooo:rsid="002b9d03"/>
    </style:style>
    <style:style style:name="T15" style:family="text">
      <style:text-properties style:font-name="Arial"/>
    </style:style>
    <style:style style:name="T16" style:family="text">
      <style:text-properties style:font-name="Arial" officeooo:rsid="0033f2c2"/>
    </style:style>
    <style:style style:name="T17" style:family="text">
      <style:text-properties style:font-name="Arial" officeooo:rsid="0020704a"/>
    </style:style>
    <style:style style:name="T18" style:family="text">
      <style:text-properties style:font-name="Arial" officeooo:rsid="004c1ff5"/>
    </style:style>
    <style:style style:name="T19" style:family="text">
      <style:text-properties style:font-name="Arial" officeooo:rsid="0050e496"/>
    </style:style>
    <style:style style:name="T20" style:family="text">
      <style:text-properties officeooo:rsid="002c6b7d"/>
    </style:style>
    <style:style style:name="T21" style:family="text">
      <style:text-properties officeooo:rsid="002caf77"/>
    </style:style>
    <style:style style:name="T22" style:family="text">
      <style:text-properties officeooo:rsid="002ef6d0"/>
    </style:style>
    <style:style style:name="T23" style:family="text">
      <style:text-properties officeooo:rsid="0030669d"/>
    </style:style>
    <style:style style:name="T24" style:family="text">
      <style:text-properties officeooo:rsid="0030ef42"/>
    </style:style>
    <style:style style:name="T25" style:family="text">
      <style:text-properties officeooo:rsid="0032fcad"/>
    </style:style>
    <style:style style:name="T26" style:family="text">
      <style:text-properties officeooo:rsid="003501e1"/>
    </style:style>
    <style:style style:name="T27" style:family="text">
      <style:text-properties officeooo:rsid="00360b3b"/>
    </style:style>
    <style:style style:name="T28" style:family="text">
      <style:text-properties officeooo:rsid="003bac2a"/>
    </style:style>
    <style:style style:name="T29" style:family="text">
      <style:text-properties officeooo:rsid="003c6e3b"/>
    </style:style>
    <style:style style:name="T30" style:family="text">
      <style:text-properties officeooo:rsid="003fa263"/>
    </style:style>
    <style:style style:name="T31" style:family="text">
      <style:text-properties officeooo:rsid="00447803"/>
    </style:style>
    <style:style style:name="T32" style:family="text">
      <style:text-properties officeooo:rsid="004a6082"/>
    </style:style>
    <style:style style:name="T33" style:family="text">
      <style:text-properties officeooo:rsid="004baff2"/>
    </style:style>
    <style:style style:name="T34" style:family="text">
      <style:text-properties officeooo:rsid="004dfbbd"/>
    </style:style>
    <style:style style:name="T35" style:family="text">
      <style:text-properties officeooo:rsid="004e5b64"/>
    </style:style>
    <style:style style:name="T36" style:family="text">
      <style:text-properties officeooo:rsid="004f1d9c"/>
    </style:style>
    <style:style style:name="T37" style:family="text">
      <style:text-properties officeooo:rsid="005299e3"/>
    </style:style>
    <style:style style:name="T38" style:family="text">
      <style:text-properties officeooo:rsid="0053e5a0"/>
    </style:style>
    <style:style style:name="T39" style:family="text">
      <style:text-properties officeooo:rsid="0054c325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588193"/>
    </style:style>
    <style:style style:name="T42" style:family="text">
      <style:text-properties officeooo:rsid="00590497"/>
    </style:style>
    <style:style style:name="T43" style:family="text">
      <style:text-properties officeooo:rsid="005a91e1"/>
    </style:style>
    <style:style style:name="T44" style:family="text">
      <style:text-properties officeooo:rsid="005c2792"/>
    </style:style>
    <style:style style:name="T45" style:family="text">
      <style:text-properties officeooo:rsid="005d1dc4"/>
    </style:style>
    <style:style style:name="T46" style:family="text">
      <style:text-properties officeooo:rsid="005d83f7"/>
    </style:style>
    <style:style style:name="T47" style:family="text">
      <style:text-properties officeooo:rsid="005f0585"/>
    </style:style>
    <style:style style:name="T48" style:family="text">
      <style:text-properties officeooo:rsid="0060954d"/>
    </style:style>
    <style:style style:name="T49" style:family="text">
      <style:text-properties officeooo:rsid="00620517"/>
    </style:style>
    <style:style style:name="T50" style:family="text">
      <style:text-properties officeooo:rsid="00643ffe"/>
    </style:style>
    <style:style style:name="T51" style:family="text">
      <style:text-properties officeooo:rsid="00657b65"/>
    </style:style>
    <style:style style:name="T52" style:family="text">
      <style:text-properties officeooo:rsid="0066f2ae"/>
    </style:style>
    <style:style style:name="T53" style:family="text">
      <style:text-properties officeooo:rsid="0067064c"/>
    </style:style>
    <style:style style:name="T54" style:family="text">
      <style:text-properties officeooo:rsid="00737b0a"/>
    </style:style>
    <style:style style:name="T55" style:family="text">
      <style:text-properties officeooo:rsid="007c264b"/>
    </style:style>
    <style:style style:name="T56" style:family="text">
      <style:text-properties officeooo:rsid="007cfd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0.3126in" fo:min-width="1.541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0%" draw:textarea-horizontal-align="justify" draw:textarea-vertical-align="middle" draw:auto-grow-height="false" fo:min-height="0.3543in" fo:min-width="2.1665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ff" draw:opacity="0%" draw:textarea-horizontal-align="justify" draw:textarea-vertical-align="middle" draw:auto-grow-height="false" fo:min-height="0.3126in" fo:min-width="1.9689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ffffff" draw:opacity="0%" draw:textarea-horizontal-align="justify" draw:textarea-vertical-align="middle" draw:auto-grow-height="false" fo:min-height="0.3543in" fo:min-width="2.229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2021 Spring <text:s text:c="2"/>CPSC 240-7</text:p>
      <text:p text:style-name="P6"><text:span text:style-name="T9">May 9, 2021 <text:s text:c="2"/></text:span>Concepts Final</text:p>
      <text:p text:style-name="P8">Time: <text:s/>9:00am – 2:00pm</text:p>
      <text:p text:style-name="P1"/>
      <text:p text:style-name="P1"/>
      <text:p text:style-name="P7">Cover Sheet</text:p>
      <text:p text:style-name="P1"/>
      <text:p text:style-name="P35">The official time is 10am-12pm. <text:s/><text:span text:style-name="T12">The extended time is a gesture to make the test a little less stressful for those who can benefit from additional time.</text:span></text:p>
      <text:p text:style-name="P35"/>
      <text:p text:style-name="P1"/>
      <text:p text:style-name="P1"/>
      <text:p text:style-name="P9">Only odt or doc or docx</text:p>
      <text:p text:style-name="P36"/>
      <text:p text:style-name="P36">No later than 2pm send the document with your answers as an attachment to the usual place, namely: <text:s text:c="2"/>holliday@fullerton.edu</text:p>
      <text:p text:style-name="P36"/>
      <text:p text:style-name="P36"/>
      <text:p text:style-name="P36"/>
      <text:p text:style-name="P10">Check answers electronically before submitting</text:p>
      <text:p text:style-name="P36"/>
      <text:p text:style-name="P37">It is highly recommended that you check your answer online to insure its correctness. <text:s/>If the online calculator says your mathematical answer is wrong then either re-work the solution or choose “blank”. <text:s/>A random wrong answer will (usually) earn less credit than the “blank” answer.</text:p>
      <text:p text:style-name="P36"/>
      <text:p text:style-name="P36"/>
      <text:p text:style-name="P36"/>
      <text:p text:style-name="P9">Grading scale</text:p>
      <text:p text:style-name="P36"/>
      <text:p text:style-name="P36">Most questions have a single correct answer.</text:p>
      <text:p text:style-name="P36"><text:tab/>Correct answer ==&gt;100%</text:p>
      <text:p text:style-name="P36"><text:tab/>“Blank” <text:span text:style-name="T13">answer</text:span> ==&gt; <text:span text:style-name="T11">40</text:span><text:span text:style-name="T10">%</text:span></text:p>
      <text:p text:style-name="P36"><text:tab/>Wrong answer <text:s/>==&gt; <text:span text:style-name="T30">0</text:span>%</text:p>
      <text:p text:style-name="P37"/>
      <text:p text:style-name="P37">That means: <text:s/>don’t guess random answers. <text:s/>The “blank” option is available to avoid guessing.</text:p>
      <text:p text:style-name="P37"/>
      <text:p text:style-name="P37"/>
      <text:p text:style-name="P37"/>
      <text:p text:style-name="P11">Conclusion</text:p>
      <text:p text:style-name="P38"/>
      <text:p text:style-name="P38">Everyone in this class is capable of 100% correct answers (except for the matter limited time).</text:p>
      <text:p text:style-name="P38"/>
      <text:p text:style-name="P38">I hope that a year from now you’ll remember Spring 2021 and think “Yes, I did learn some things I didn’t know before.”</text:p>
      <text:p text:style-name="P38"/>
      <text:p text:style-name="P101"><draw:custom-shape text:anchor-type="paragraph" draw:z-index="0" draw:name="Shape1" draw:style-name="gr4" draw:text-style-name="P114" svg:width="2.2295in" svg:height="0.3543in" svg:x="0.0043in" svg:y="-0.0571in"><text:p/><draw:enhanced-geometry svg:viewBox="0 0 21600 21600" draw:type="rectangle" draw:enhanced-path="M 0 0 L 21600 0 21600 21600 0 21600 0 0 Z N"/></draw:custom-shape>Numeric conversion<text:span text:style-name="T4">s <text:s/></text:span><text:span text:style-name="T32">NC</text:span></text:p>
      <text:p text:style-name="P1"/>
      <text:p text:style-name="P1">Show <text:span text:style-name="T1">sufficient </text:span>steps that <text:span text:style-name="T1">will </text:span>convince the reader that you know the underlying principles involved. <text:s/>It is ok <text:span text:style-name="T1">and even recommended</text:span> to use electronic <text:span text:style-name="T6">equipment</text:span> <text:span text:style-name="T6">to verify</text:span> your answer.</text:p>
      <text:p text:style-name="P1"/>
      <text:p text:style-name="P1"/>
      <text:p text:style-name="P1"/>
      <text:p text:style-name="P2"><text:span text:style-name="T14">1. <text:s/></text:span>Convert 79.7 to IEEE754 hex <text:span text:style-name="T4">64-bit</text:span> float format.</text:p>
      <text:p text:style-name="P46">Show sufficient work to confirm that you know the algorithm.</text:p>
      <text:p text:style-name="P1"/>
      <text:p text:style-name="P69">Sign bit = 0</text:p>
      <text:p text:style-name="P69"/>
      <text:p text:style-name="P54">1001111.10110110110...</text:p>
      <text:p text:style-name="P69"/>
      <text:p text:style-name="P69">Read bottom to top</text:p>
      <text:p text:style-name="P54">79 / 2 = 39 remainder 1</text:p>
      <text:p text:style-name="P54">39 / 2 = 19 remainder 1</text:p>
      <text:p text:style-name="P54">19 / 2 = 9 remainder 1</text:p>
      <text:p text:style-name="P54">9 / 2 = 4 remainder 1</text:p>
      <text:p text:style-name="P54">4 / 2 = 2 remainder 0</text:p>
      <text:p text:style-name="P54">2 / 2 = 1 remainder 0</text:p>
      <text:p text:style-name="P69">1 / 2 = 0 remainder 1</text:p>
      <text:p text:style-name="P69"/>
      <text:p text:style-name="P69">Read top to bottom</text:p>
      <text:p text:style-name="P54">0.7 * 2 = 1.4 =&gt; 1</text:p>
      <text:p text:style-name="P54">0.4 * 2 = 0.8 =&gt; 0</text:p>
      <text:p text:style-name="P54">0.8 * 2 = 1.6 =&gt; 1</text:p>
      <text:p text:style-name="P54">0.6 * 2 = 1.2 =&gt; 1</text:p>
      <text:p text:style-name="P54">0.2 * 2 = 0.4 =&gt; 0</text:p>
      <text:p text:style-name="P54">0.4 * 2 = 0.8 =&gt; ...</text:p>
      <text:p text:style-name="P69"/>
      <text:p text:style-name="P69"/>
      <text:p text:style-name="P69"><text:span text:style-name="T39">U</text:span>nbiased exponent: <text:span text:style-name="T37">6</text:span></text:p>
      <text:p text:style-name="P69">Biased exponent: <text:span text:style-name="T37">6</text:span> + 1023 = 102<text:span text:style-name="T37">9</text:span> = 100 0000 010<text:span text:style-name="T37">1</text:span></text:p>
      <text:p text:style-name="P69"/>
      <text:p text:style-name="P70">0 <text:span text:style-name="T38">10000000101 0011111011001100110011001100110011001100110011001100</text:span></text:p>
      <text:p text:style-name="P69"/>
      <text:p text:style-name="P57">= 0x4053ECCCCCCCCCCC</text:p>
      <text:p text:style-name="P109"><text:span text:style-name="T32">2</text:span><text:span text:style-name="T24">. <text:s/></text:span>Convert 0x<text:span text:style-name="T20">42</text:span><text:span text:style-name="T21">0</text:span>B 0000 0000 0000 to base 10 floating point <text:span text:style-name="T4">format.</text:span></text:p>
      <text:p text:style-name="P45">Show sufficient work to confirm you know the algorithm.</text:p>
      <text:p text:style-name="P45"/>
      <text:p text:style-name="P65">0x<text:span text:style-name="T20">42</text:span><text:span text:style-name="T21">0</text:span>B 0000 0000 0000</text:p>
      <text:p text:style-name="P66">= 0 10000100000 1011000000000000000000000000000000000000000000000000</text:p>
      <text:p text:style-name="P66"/>
      <text:p text:style-name="P66">Sign: </text:p>
      <text:p text:style-name="P66"><text:span text:style-name="T41">0</text:span> =&gt; <text:span text:style-name="T41">positive</text:span></text:p>
      <text:p text:style-name="P66"/>
      <text:p text:style-name="P66">Exponent: <text:s/></text:p>
      <text:p text:style-name="P66">10000100000 = 1056</text:p>
      <text:p text:style-name="P66">1056 – 1023 = 33</text:p>
      <text:p text:style-name="P66"/>
      <text:p text:style-name="P66">Significand:</text:p>
      <text:p text:style-name="P67"><text:span text:style-name="T41">1.</text:span>101100000… * <text:span text:style-name="T41">2^33</text:span></text:p>
      <text:p text:style-name="P68">= 11011 * 2^29</text:p>
      <text:p text:style-name="P68"/>
      <text:p text:style-name="P68">11011 = 27</text:p>
      <text:p text:style-name="P68"/>
      <text:p text:style-name="P68">27 * 2^29 = <text:span text:style-name="T40">14,495,514,624.0</text:span></text:p>
      <text:p text:style-name="P66"/>
      <text:p text:style-name="P109"><text:span text:style-name="T32">3</text:span><text:span text:style-name="T24">. <text:s/></text:span>Convert 13.45 x 2<text:span text:style-name="T2">-10</text:span><text:span text:style-name="T3">29</text:span> to IEEE754 hex <text:span text:style-name="T4">64-bit </text:span>float <text:span text:style-name="T4">format.</text:span></text:p>
      <text:p text:style-name="P47">Show sufficient work to confirm you know the algorithm.</text:p>
      <text:p text:style-name="P52"/>
      <text:p text:style-name="P71">Sign bit = 0</text:p>
      <text:p text:style-name="P71"/>
      <text:p text:style-name="P73">1101.01110011001100… x 2 ^ -1029</text:p>
      <text:p text:style-name="P71"/>
      <text:p text:style-name="P71">Read bottom to top</text:p>
      <text:p text:style-name="P73">13 / 2 = 6 remainder 1</text:p>
      <text:p text:style-name="P73">6 / 2 = 3 remainder 0</text:p>
      <text:p text:style-name="P73">3 / 3 = 1 remainder 1</text:p>
      <text:p text:style-name="P71">1 / 2 = 0 remainder 1</text:p>
      <text:p text:style-name="P71"/>
      <text:p text:style-name="P71">Read top to bottom</text:p>
      <text:p text:style-name="P73">0.45 * 2 = 0.9 =&gt; 0</text:p>
      <text:p text:style-name="P73">0.9 * 2 = 1.8 =&gt; 1</text:p>
      <text:p text:style-name="P73">0.8 * 2 = 1.6 =&gt; 1</text:p>
      <text:p text:style-name="P73">0.6 * 2 = 1.2 =&gt; 1</text:p>
      <text:p text:style-name="P73">0.2 * 2 = 0.4 =&gt; 0</text:p>
      <text:p text:style-name="P73">0.4 * 2 = 0.8 =&gt; 0</text:p>
      <text:p text:style-name="P73">0.8 * 2 = 1.6 =&gt; ...</text:p>
      <text:p text:style-name="P71"/>
      <text:p text:style-name="P73">1101.01110011001100… x 2 ^ -1029</text:p>
      <text:p text:style-name="P76">Shift decimal 7 digits to make <text:span text:style-name="T46">exponent 0</text:span></text:p>
      <text:p text:style-name="P55"><text:span text:style-name="T45">0.</text:span><text:span text:style-name="T43">000</text:span><text:span text:style-name="T42">110101110011001100… x 2 ^ -102</text:span><text:span text:style-name="T43">2</text:span></text:p>
      <text:p text:style-name="P55"/>
      <text:p text:style-name="P75">0 00000000000 0<text:span text:style-name="T46">0</text:span>0<text:span text:style-name="T42">11010111001100110011001100110011001111001100</text:span><text:span text:style-name="T44">11001</text:span></text:p>
      <text:p text:style-name="P74"/>
      <text:p text:style-name="P58">= 0x<text:span text:style-name="T44">000</text:span>1 AE66 6666 7999</text:p>
      <text:p text:style-name="P1"/>
      <text:p text:style-name="P1"/>
      <text:p text:style-name="P1"/>
      <text:p text:style-name="P3"/>
      <text:p text:style-name="P109"><text:span text:style-name="T32">4</text:span><text:span text:style-name="T24">. <text:s/></text:span>Convert <text:span text:style-name="T7">2/</text:span><text:span text:style-name="T22">7</text:span><text:span text:style-name="T4"> to IEEE754 hex 32-bit float format.</text:span></text:p>
      <text:p text:style-name="P47">Show sufficient work to confirm you know the algorithm.</text:p>
      <text:p text:style-name="P79"/>
      <text:p text:style-name="P72">Sign bit = 0</text:p>
      <text:p text:style-name="P72"/>
      <text:p text:style-name="P56"><text:span text:style-name="T55">0</text:span>.<text:span text:style-name="T55">010010010010...</text:span></text:p>
      <text:p text:style-name="P72"/>
      <text:p text:style-name="P72">Read top to bottom</text:p>
      <text:p text:style-name="P77">2/7 * 2 = 4/7 =&gt; 0</text:p>
      <text:p text:style-name="P77">4/7 * 2 = 8/7 =&gt; 1</text:p>
      <text:p text:style-name="P77">1/7 * 2 = 2/7 =&gt; 0</text:p>
      <text:p text:style-name="P77">2/7 * 2 = 4/7 =&gt; 0</text:p>
      <text:p text:style-name="P77">4/7 * 2 = 8/7 =&gt; ...</text:p>
      <text:p text:style-name="P78"/>
      <text:p text:style-name="P72"><text:span text:style-name="T39">U</text:span>nbiased exponent: -<text:span text:style-name="T55">2</text:span></text:p>
      <text:p text:style-name="P72">Biased exponent: -<text:span text:style-name="T55">2</text:span> + <text:span text:style-name="T55">12</text:span><text:span text:style-name="T56">7</text:span> = <text:span text:style-name="T55">12</text:span><text:span text:style-name="T56">5</text:span> = 111110<text:span text:style-name="T56">1</text:span></text:p>
      <text:p text:style-name="P72"/>
      <text:p text:style-name="P72">0 <text:span text:style-name="T55">0111110</text:span><text:span text:style-name="T56">1</text:span><text:span text:style-name="T55"> 00100100100100100100100</text:span></text:p>
      <text:p text:style-name="P72"/>
      <text:p text:style-name="P80">= 0x3E92 4924</text:p>
      <text:p text:style-name="P108"><text:span text:style-name="T32">5</text:span><text:span text:style-name="T24">. <text:s/></text:span>Convert 0x409A 0000 from IEEE754 <text:span text:style-name="T23">32-bit</text:span> to base 10 float format.</text:p>
      <text:p text:style-name="P47">Show sufficient work to confirm you know the algorithm.</text:p>
      <text:p text:style-name="P20"/>
      <text:p text:style-name="P20">1 00000010 0110100000000000000000</text:p>
      <text:p text:style-name="P20"/>
      <text:p text:style-name="P24">Sign bit = 1 =&gt; negative</text:p>
      <text:p text:style-name="P25">Biased exponent = 2</text:p>
      <text:p text:style-name="P25">Unbiased exponent = 2 – 127 = -125</text:p>
      <text:p text:style-name="P25"/>
      <text:p text:style-name="P25">1.01101 x 2^-125</text:p>
      <text:p text:style-name="P25"/>
      <text:p text:style-name="P25">0.01101 = (2^-2) + (2^-3) + (2^-5) = 0.40625</text:p>
      <text:p text:style-name="P25"/>
      <text:p text:style-name="P29">1.40625 x 2^-125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3"><draw:custom-shape text:anchor-type="paragraph" draw:z-index="1" draw:name="Shape2" draw:style-name="gr3" draw:text-style-name="P114" svg:width="1.9689in" svg:height="0.313in" svg:x="-0.0689in" svg:y="-0.0252in"><text:p/><draw:enhanced-geometry svg:viewBox="0 0 21600 21600" draw:type="rectangle" draw:enhanced-path="M 0 0 L 21600 0 21600 21600 0 21600 0 0 Z N"/></draw:custom-shape>Programming <text:span text:style-name="T24">= P</text:span></text:p>
      <text:p text:style-name="P18"/>
      <text:p text:style-name="P18"/>
      <text:p text:style-name="P18"><text:span text:style-name="T24">P1. <text:s/></text:span>Make an assembly function with this prototype: <text:s text:c="2"/></text:p>
      <text:p text:style-name="P18"/>
      <text:p text:style-name="P18">double sumofsquares(double arr [ ], long size);</text:p>
      <text:p text:style-name="P18"/>
      <text:p text:style-name="P18">The function returns the sum of all the squares of numbers in the array.</text:p>
      <text:p text:style-name="P18"/>
      <text:p text:style-name="P91">[To save space you should keep the first push rbp but you may omit the remaining 15 pushes. <text:s/>Likewise, you may omit the 15 pops at the end but keep the one pop for rbp.]</text:p>
      <text:p text:style-name="P91"/>
      <text:p text:style-name="P92">section .text</text:p>
      <text:p text:style-name="P92"/>
      <text:p text:style-name="P92">sumofsquares:</text:p>
      <text:p text:style-name="P93">push rbp</text:p>
      <text:p text:style-name="P93"/>
      <text:p text:style-name="P93">mov r15, rdi <text:s text:c="2"/>;double arr[]</text:p>
      <text:p text:style-name="P93">mov r14, rsi <text:s text:c="2"/>;long size</text:p>
      <text:p text:style-name="P93">mov<text:span text:style-name="T49">sd</text:span> xmm14, 0 ;sum</text:p>
      <text:p text:style-name="P93">mov r13, 0 <text:s text:c="4"/>;counter</text:p>
      <text:p text:style-name="P93"/>
      <text:p text:style-name="P93">loop:</text:p>
      <text:p text:style-name="P93">mov<text:span text:style-name="T49">sd</text:span> xmm13, [r15-<text:span text:style-name="T48">r13*8</text:span>] ;<text:span text:style-name="T50">xmm13 = a[i]</text:span></text:p>
      <text:p text:style-name="P94">mulsd xmm13, [<text:span text:style-name="T47">r15-</text:span><text:span text:style-name="T48">r13*8</text:span><text:span text:style-name="T47">] ;</text:span><text:span text:style-name="T50">xmm13 * a[i] = a[i]^2</text:span></text:p>
      <text:p text:style-name="P94">addsd xmm14, xmm13 <text:s text:c="6"/>;<text:span text:style-name="T50">xmm14 += xmm13</text:span></text:p>
      <text:p text:style-name="P94"/>
      <text:p text:style-name="P93">inc r13</text:p>
      <text:p text:style-name="P93">cmp r13, r14</text:p>
      <text:p text:style-name="P93">jl loop</text:p>
      <text:p text:style-name="P93"/>
      <text:p text:style-name="P93">mov<text:span text:style-name="T49">sd</text:span> xmm0, xmm14</text:p>
      <text:p text:style-name="P93">pop rbp</text:p>
      <text:p text:style-name="P93">ret</text:p>
      <text:p text:style-name="P87"/>
      <text:p text:style-name="P18"/>
      <text:p text:style-name="P19"/>
      <text:p text:style-name="P19"/>
      <text:p text:style-name="P22"/>
      <text:p text:style-name="P107"><text:span text:style-name="T25">P2. <text:s/></text:span>Suppose a large integer such as <text:span text:style-name="T32">75</text:span>0 500 000 000 is stored in r14. <text:s/>You wish to compute <text:span text:style-name="T5">8209/7</text:span> of that <text:span text:style-name="T5">large integer using only integer arithmetic instructions. <text:s/>Write a fragment of assembly code showing how to do it. <text:s text:c="2"/>Leave the final answer in r15.</text:span></text:p>
      <text:p text:style-name="P5"/>
      <text:p text:style-name="P48"/>
      <text:p text:style-name="P5"/>
      <text:p text:style-name="P64">blank</text:p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30"/>
      <text:p text:style-name="P30"/>
      <text:p text:style-name="P30"/>
      <text:p text:style-name="P111"><text:span text:style-name="T16">P</text:span><text:span text:style-name="T19">3</text:span><text:span text:style-name="T16">. <text:s/></text:span><text:span text:style-name="T17">Write an assembly </text:span><text:span text:style-name="T18">block that will read the cpu clock, convert the value read to integer number of seconds (since the machine was booted). <text:s/>Store that resulting number in rbx.</text:span></text:p>
      <text:p text:style-name="P53"/>
      <text:p text:style-name="P86"><text:span text:style-name="T18">T</text:span><text:span text:style-name="T15">his block will be executed on an Asus Model “Red Dragon” running at max frequency 3.4 GHz. <text:s/>What is the number of seconds?</text:span></text:p>
      <text:p text:style-name="P88"/>
      <text:p text:style-name="P90">mov rax, qword 0 <text:s text:c="6"/>;rax = 0<text:span text:style-name="T51"> <text:s text:c="3"/></text:span></text:p>
      <text:p text:style-name="P89">rdtsc <text:s text:c="17"/>;<text:span text:style-name="T52"># of ticks since boot, stored in edx and eax</text:span></text:p>
      <text:p text:style-name="P89">mov r15d, 3400000000 <text:s text:c="2"/>;<text:span text:style-name="T52">3.4 Billion in lower 32bits of r15</text:span></text:p>
      <text:p text:style-name="P89">div r15d <text:s text:c="14"/>;<text:span text:style-name="T52">divide r15</text:span><text:span text:style-name="T53">d</text:span><text:span text:style-name="T52"> by edx:eax, </text:span><text:span text:style-name="T53">result stored in </text:span><text:span text:style-name="T54">e</text:span><text:span text:style-name="T53">ax</text:span></text:p>
      <text:p text:style-name="P89"/>
      <text:p text:style-name="P90">mov rbx, rax</text:p>
      <text:p text:style-name="P28"/>
      <text:p text:style-name="P21"/>
      <text:p text:style-name="P21"/>
      <text:p text:style-name="P21"/>
      <text:p text:style-name="P23"/>
      <text:p text:style-name="P21"/>
      <text:p text:style-name="P21"/>
      <text:p text:style-name="P21"/>
      <text:p text:style-name="P21"/>
      <text:p text:style-name="P21"/>
      <text:p text:style-name="P102"><draw:custom-shape text:anchor-type="paragraph" draw:z-index="2" draw:name="Shape3_0" draw:style-name="gr2" draw:text-style-name="P114" svg:width="2.1669in" svg:height="0.3543in" svg:x="-0.0272in" svg:y="-0.1075in"><text:p/><draw:enhanced-geometry svg:viewBox="0 0 21600 21600" draw:type="rectangle" draw:enhanced-path="M 0 0 L 21600 0 21600 21600 0 21600 0 0 Z N"/></draw:custom-shape>Numeric knowledge <text:s/><text:span text:style-name="T26">NK</text:span></text:p>
      <text:p text:style-name="P4"/>
      <text:p text:style-name="P4"/>
      <text:p text:style-name="P4"/>
      <text:p text:style-name="P31"><text:span text:style-name="T31">NK-</text:span><text:span text:style-name="T34">1</text:span><text:span text:style-name="T31">. <text:s/></text:span>What is <text:s text:c="2"/>-1823<text:span text:style-name="T28">0700</text:span> in an <text:span text:style-name="T28">9</text:span>-digit<text:span text:style-name="T8"> babbage machine?</text:span></text:p>
      <text:p text:style-name="P81"/>
      <text:p text:style-name="P84">18230700</text:p>
      <text:p text:style-name="P84">81769299 <text:s text:c="11"/>9’s complement</text:p>
      <text:p text:style-name="P84">81769299 + 1 <text:s text:c="4"/>10’s complement</text:p>
      <text:p text:style-name="P84"/>
      <text:p text:style-name="P85">81769300</text:p>
      <text:p text:style-name="P82"/>
      <text:p text:style-name="P82"/>
      <text:p text:style-name="P82"/>
      <text:p text:style-name="P82"/>
      <text:p text:style-name="P82"/>
      <text:p text:style-name="P83"/>
      <text:p text:style-name="P104"><draw:custom-shape text:anchor-type="paragraph" draw:z-index="3" draw:name="Shape10_0" draw:style-name="gr1" draw:text-style-name="P114" svg:width="1.5421in" svg:height="0.313in" svg:x="-0.0165in" svg:y="-0.0382in"><text:p/><draw:enhanced-geometry svg:viewBox="0 0 21600 21600" draw:type="rectangle" draw:enhanced-path="M 0 0 L 21600 0 21600 21600 0 21600 0 0 Z N"/></draw:custom-shape>Legal knowledge</text:p>
      <text:p text:style-name="P16"/>
      <text:p text:style-name="P16"/>
      <text:p text:style-name="P40"><text:span text:style-name="T26">LK-1. <text:s/></text:span>What are two legal responsibilities imposed on a recipient of open source software?</text:p>
      <text:p text:style-name="P40"/>
      <text:p text:style-name="P62">Two legal responsibilities of an open source software user are to:</text:p>
      <text:list xml:id="list3906701113" text:style-name="L1">
        <text:list-item>
          <text:p text:style-name="P113">keep the contact information of the original developers in the source files</text:p>
        </text:list-item>
        <text:list-item>
          <text:p text:style-name="P113">use the same license on products which are derived from the original</text:p>
        </text:list-item>
      </text:list>
      <text:p text:style-name="P63"/>
      <text:p text:style-name="P16"/>
      <text:p text:style-name="P16"/>
      <text:p text:style-name="P16"/>
      <text:p text:style-name="P16"/>
      <text:p text:style-name="P39">LK-<text:span text:style-name="T33">2</text:span>. <text:s/>What is the recommended license to put on <text:span text:style-name="T27">software not specific to any on</text:span><text:span text:style-name="T33">e</text:span><text:span text:style-name="T27"> single program?</text:span></text:p>
      <text:p text:style-name="P39"/>
      <text:p text:style-name="P62">The recommended license is the GNU General Public License version 3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LK-<text:span text:style-name="T33">3</text:span>. <text:s/>What is the recommended l<text:span text:style-name="T28">icense to put on a user guide created as part of a group project in CPSC362, </text:span><text:span text:style-name="T29">and which the professor rated as “Outstanding”?</text:span></text:p>
      <text:p text:style-name="P16"/>
      <text:p text:style-name="P43"/>
      <text:p text:style-name="P27">The recommended license is the GNU Free Documentation License.</text:p>
      <text:p text:style-name="P12"/>
      <text:p text:style-name="P12"/>
      <text:p text:style-name="P12"/>
      <text:p text:style-name="P106">Cultural knowledge</text:p>
      <text:p text:style-name="P17"/>
      <text:p text:style-name="P17"><text:span text:style-name="T31">CK-1. <text:s/></text:span>What is considered to be the Opus Magnum of assembly programming?</text:p>
      <text:p text:style-name="P17"/>
      <text:p text:style-name="P17"/>
      <text:p text:style-name="P61">Roller Coaster Tycoon 2</text:p>
      <text:p text:style-name="P17"/>
      <text:p text:style-name="P17"/>
      <text:p text:style-name="P17"/>
      <text:p text:style-name="P17"/>
      <text:p text:style-name="P31"><text:span text:style-name="T31">CK-2. <text:s/></text:span>Who is the founder of the movement to promote the use of open source software?</text:p>
      <text:p text:style-name="P31"/>
      <text:p text:style-name="P31"/>
      <text:p text:style-name="P61">Richard Stallman</text:p>
      <text:p text:style-name="P31"/>
      <text:p text:style-name="P31"/>
      <text:p text:style-name="P31"/>
      <text:p text:style-name="P31"/>
      <text:p text:style-name="P43"><text:span text:style-name="T31">CK-</text:span><text:span text:style-name="T33">3</text:span><text:span text:style-name="T31">. <text:s/></text:span>For what is Grace Hooper known? <text:s/>Give at least one famous action.</text:p>
      <text:p text:style-name="P43"/>
      <text:p text:style-name="P43"/>
      <text:p text:style-name="P31"/>
      <text:p text:style-name="P26">Grace Hopper created one of the first linkers.</text:p>
      <text:p text:style-name="P105">Programmer’s tool box</text:p>
      <text:p text:style-name="P42"/>
      <text:p text:style-name="P42"/>
      <text:p text:style-name="P42"/>
      <text:p text:style-name="P32"/>
      <text:p text:style-name="P32"><text:span text:style-name="T31">PT-</text:span><text:span text:style-name="T33">1</text:span><text:span text:style-name="T31">. <text:s/></text:span>How do you swap xmm8 and xmm9 without using a temporary register?</text:p>
      <text:p text:style-name="P32"/>
      <text:p text:style-name="P42"/>
      <text:p text:style-name="P60">Blank</text:p>
      <text:p text:style-name="P32"/>
      <text:p text:style-name="P32"/>
      <text:p text:style-name="P32"/>
      <text:p text:style-name="P32"/>
      <text:p text:style-name="P32"/>
      <text:p text:style-name="P33"><text:span text:style-name="T31">PT-</text:span><text:span text:style-name="T33">2</text:span><text:span text:style-name="T31">. <text:s/></text:span>In a pure assembly program what is the name of the main function?</text:p>
      <text:p text:style-name="P33"/>
      <text:p text:style-name="P42"/>
      <text:p text:style-name="P100">_start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pan text:style-name="T31">PT-</text:span><text:span text:style-name="T34">3</text:span><text:span text:style-name="T31">. <text:s/></text:span>How do you round a float number in such a way that if the starting number is midway between two integers then the even integer will always win the rounding operation. <text:s/>Show with example.</text:p>
      <text:p text:style-name="P44"/>
      <text:p text:style-name="P44"/>
      <text:p text:style-name="P44"/>
      <text:p text:style-name="P60">Blank</text:p>
      <text:p text:style-name="P105">GDB knowledge</text:p>
      <text:p text:style-name="P31"/>
      <text:p text:style-name="P31"/>
      <text:p text:style-name="P32"><text:span text:style-name="T34">GDB-1. <text:s/></text:span>A dynamic array was created in a C++ program: <text:s/>double arr = new double[8];</text:p>
      <text:p text:style-name="P32">Output the first 4 numbers of that array in IEEE754 hex format.</text:p>
      <text:p text:style-name="P32"/>
      <text:p text:style-name="P49"/>
      <text:p text:style-name="P95">x/4xg arr</text:p>
      <text:p text:style-name="P49"/>
      <text:p text:style-name="P49"/>
      <text:p text:style-name="P49"/>
      <text:p text:style-name="P50">GDB-2. <text:s/>Show the low 64-bits of xmm0 in floating point decimal.</text:p>
      <text:p text:style-name="P49"/>
      <text:p text:style-name="P49"/>
      <text:p text:style-name="P96">p/f $xmm0.v2_double[1]</text:p>
      <text:p text:style-name="P49"/>
      <text:p text:style-name="P49"/>
      <text:p text:style-name="P49"/>
      <text:p text:style-name="P50">GDB-3. <text:s/>Copy the integer -650 into the high 64-bits of xmm3.</text:p>
      <text:p text:style-name="P50"/>
      <text:p text:style-name="P50"/>
      <text:p text:style-name="P96">set $xmm3.v2_int64[0]=-650</text:p>
      <text:p text:style-name="P50"/>
      <text:p text:style-name="P50"/>
      <text:p text:style-name="P50"/>
      <text:p text:style-name="P50">GDB-4. <text:s/><text:span text:style-name="T35">Place these numbers <text:s/>3.5 <text:s text:c="3"/>7.2 <text:s text:c="3"/>9.4 <text:s text:c="3"/>10.4 <text:s text:c="3"/>into 32-bit positions numbered 0, 1, 2, and 3, respecitively.</text:span></text:p>
      <text:p text:style-name="P50"/>
      <text:p text:style-name="P59">blank</text:p>
      <text:p text:style-name="P50"/>
      <text:p text:style-name="P50"/>
      <text:p text:style-name="P51">GDB-5. <text:s/>An array named w has been declared in C++. <text:s/>All the elements of the array are of type double. <text:s/>Show the value in cell #2 of w in IEEE754 hex.</text:p>
      <text:p text:style-name="P51"/>
      <text:p text:style-name="P97">p/x w[1]</text:p>
      <text:p text:style-name="P51"/>
      <text:p text:style-name="P51"/>
      <text:p text:style-name="P51"/>
      <text:p text:style-name="P51"/>
      <text:p text:style-name="P51">DCB-6. <text:s/>Show the values in the first 5 cells of w in decimal float numbers.</text:p>
      <text:p text:style-name="P51"/>
      <text:p text:style-name="P51"/>
      <text:p text:style-name="P51"/>
      <text:p text:style-name="P98">x/5fg w</text:p>
      <text:p text:style-name="P51"/>
      <text:p text:style-name="P51"/>
      <text:p text:style-name="P51"/>
      <text:p text:style-name="P110">Dcb-7. <text:s text:c="2"/>Show the size (number of quadwords) in the current activation record.</text:p>
      <text:p text:style-name="P51"/>
      <text:p text:style-name="P99">p $rbp-$rsp</text:p>
      <text:p text:style-name="P51"/>
      <text:p text:style-name="P51"/>
      <text:p text:style-name="P51"/>
      <text:p text:style-name="P51"/>
      <text:p text:style-name="P51">DCB-8. <text:s text:c="2"/>Change the value on top of the stack to be 5.55.</text:p>
      <text:p text:style-name="P51"/>
      <text:p text:style-name="P51"/>
      <text:p text:style-name="P98">set *(double *)$rsp=5.55</text:p>
      <text:p text:style-name="P51"/>
      <text:p text:style-name="P51"/>
      <text:p text:style-name="P51"/>
      <text:p text:style-name="P51">End of test</text:p>
      <text:p text:style-name="P51"/>
      <text:p text:style-name="P51"/>
      <text:p text:style-name="P13">Reminder:</text:p>
      <text:p text:style-name="P51"/>
      <text:p text:style-name="P51">Place your name and email somewhere on this test. <text:s text:c="2"/>This page is a good place for those two data items.</text:p>
      <text:p text:style-name="P51"/>
      <text:p text:style-name="P51"/>
      <text:p text:style-name="P51"/>
      <text:p text:style-name="P51"/>
      <text:p text:style-name="P51"/>
      <text:p text:style-name="P51"/>
      <text:p text:style-name="P51">Send the completed test copy in odt or doc<text:span text:style-name="T36">x format</text:span> to the usual place: <text:s/>holliday@fullerton.edu</text:p>
      <text:p text:style-name="P51"/>
      <text:p text:style-name="P51"/>
      <text:p text:style-name="P14"/>
      <text:p text:style-name="P15">Zachary Thompson</text:p>
      <text:p text:style-name="P15">zachth1723@csu.fullerton.ed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11:31:05.060016606</meta:creation-date>
    <dc:date>2021-05-12T12:51:47.636438277</dc:date>
    <meta:editing-duration>PT7H44M37S</meta:editing-duration>
    <meta:editing-cycles>53</meta:editing-cycles>
    <meta:generator>LibreOffice/7.1.3.2$Linux_X86_64 LibreOffice_project/10$Build-2</meta:generator>
    <meta:document-statistic meta:table-count="0" meta:image-count="0" meta:object-count="0" meta:page-count="15" meta:paragraph-count="186" meta:word-count="1425" meta:character-count="7752" meta:non-whitespace-character-count="6357"/>
  </office:meta>
</office:document-meta>
</file>